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aa561b" officeooo:paragraph-rsid="00aa561b"/>
    </style:style>
    <style:style style:name="P2" style:family="paragraph" style:parent-style-name="Quotations">
      <style:text-properties fo:color="#6b73e4" loext:opacity="100%" style:font-name="Consolas2" fo:font-size="10.5pt" fo:font-weight="normal"/>
    </style:style>
    <style:style style:name="P3" style:family="paragraph" style:parent-style-name="Text_20_body">
      <style:paragraph-properties fo:text-align="justify" style:justify-single-word="false"/>
      <style:text-properties officeooo:rsid="00aaa25d" officeooo:paragraph-rsid="00aaa25d"/>
    </style:style>
    <style:style style:name="P4" style:family="paragraph" style:parent-style-name="Text_20_body">
      <style:paragraph-properties fo:text-align="justify" style:justify-single-word="false"/>
      <style:text-properties officeooo:rsid="00ab1405" officeooo:paragraph-rsid="00ab1405"/>
    </style:style>
    <style:style style:name="P5" style:family="paragraph" style:parent-style-name="Text_20_body">
      <style:text-properties officeooo:rsid="00ac3452" officeooo:paragraph-rsid="00ac3452"/>
    </style:style>
    <style:style style:name="P6" style:family="paragraph" style:parent-style-name="Text_20_body">
      <style:text-properties officeooo:rsid="00b04a7e" officeooo:paragraph-rsid="00b04a7e"/>
    </style:style>
    <style:style style:name="P7" style:family="paragraph" style:parent-style-name="Text_20_body">
      <style:paragraph-properties fo:text-align="justify" style:justify-single-word="false"/>
      <style:text-properties officeooo:rsid="00b04a7e" officeooo:paragraph-rsid="00b04a7e"/>
    </style:style>
    <style:style style:name="P8" style:family="paragraph" style:parent-style-name="Text_20_body">
      <style:paragraph-properties fo:text-align="justify" style:justify-single-word="false"/>
      <style:text-properties officeooo:rsid="00b0a635" officeooo:paragraph-rsid="00b0a635"/>
    </style:style>
    <style:style style:name="P9" style:family="paragraph" style:parent-style-name="Text_20_body">
      <style:paragraph-properties fo:text-align="center" style:justify-single-word="false"/>
      <style:text-properties officeooo:rsid="00aa561b" officeooo:paragraph-rsid="00aa561b"/>
    </style:style>
    <style:style style:name="P10" style:family="paragraph" style:parent-style-name="Text_20_body">
      <style:paragraph-properties fo:text-align="justify" style:justify-single-word="false"/>
      <style:text-properties officeooo:rsid="00b2383a" officeooo:paragraph-rsid="00b2383a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2" fo:font-size="10.5pt" fo:font-weight="normal"/>
    </style:style>
    <style:style style:name="T3" style:family="text">
      <style:text-properties fo:color="#dcdcaa" loext:opacity="100%" style:font-name="Consolas2" fo:font-size="10.5pt" fo:font-weight="normal" fo:background-color="#1f1f1f" loext:char-shading-value="0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2" fo:font-size="10.5pt" fo:font-weight="normal"/>
    </style:style>
    <style:style style:name="T6" style:family="text">
      <style:text-properties fo:color="#ce9178" loext:opacity="100%" style:font-name="Consolas2" fo:font-size="10.5pt" fo:font-weight="normal" fo:background-color="#1f1f1f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2" fo:font-size="10.5pt" fo:font-weight="normal"/>
    </style:style>
    <style:style style:name="T9" style:family="text">
      <style:text-properties fo:color="#569cd6" loext:opacity="100%" style:font-name="Consolas2" fo:font-size="10.5pt" fo:font-weight="normal" fo:background-color="#1f1f1f" loext:char-shading-value="0"/>
    </style:style>
    <style:style style:name="T10" style:family="text">
      <style:text-properties style:font-name="Consolas2" fo:font-size="10.5pt" fo:font-weight="normal"/>
    </style:style>
    <style:style style:name="T11" style:family="text">
      <style:text-properties fo:color="#6a9955" loext:opacity="100%" style:font-name="Consolas2" fo:font-size="10.5pt" fo:font-weight="normal"/>
    </style:style>
    <style:style style:name="T12" style:family="text">
      <style:text-properties fo:color="#4fc1ff" loext:opacity="100%" style:font-name="Consolas2" fo:font-size="10.5pt" fo:font-weight="normal"/>
    </style:style>
    <style:style style:name="T13" style:family="text">
      <style:text-properties fo:color="#d4d4d4" loext:opacity="100%" style:font-name="Consolas2" fo:font-size="10.5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2" fo:font-size="10.5pt" fo:font-weight="normal"/>
    </style:style>
    <style:style style:name="T16" style:family="text">
      <style:text-properties fo:color="#b5cea8" loext:opacity="100%" style:font-name="Consolas2" fo:font-size="10.5pt" fo:font-weight="normal"/>
    </style:style>
    <style:style style:name="T17" style:family="text">
      <style:text-properties fo:color="#9cdcfe" loext:opacity="100%" style:font-name="Consolas2" fo:font-size="10.5pt" fo:font-weight="normal"/>
    </style:style>
    <style:style style:name="T18" style:family="text">
      <style:text-properties fo:color="#c586c0" loext:opacity="100%" style:font-name="Consolas2" fo:font-size="10.5pt" fo:font-weight="normal"/>
    </style:style>
    <style:style style:name="T19" style:family="text">
      <style:text-properties fo:color="#808080" loext:opacity="100%" style:font-name="Consolas2" fo:font-size="10.5pt" fo:font-weight="normal"/>
    </style:style>
    <style:style style:name="T20" style:family="text">
      <style:text-properties fo:color="#cccccc" loext:opacity="100%" style:font-name="Consolas2" fo:font-size="10.5pt" fo:font-weight="normal" fo:background-color="#1f1f1f" loext:char-shading-value="0"/>
    </style:style>
    <style:style style:name="T21" style:family="text">
      <style:text-properties officeooo:rsid="00ab1405"/>
    </style:style>
    <style:style style:name="T22" style:family="text">
      <style:text-properties fo:color="#6b73e4" loext:opacity="100%" style:font-name="Consolas2" fo:font-size="10.5pt" fo:font-weight="normal"/>
    </style:style>
    <style:style style:name="T23" style:family="text">
      <style:text-properties fo:color="#308f3f" loext:opacity="100%" style:font-name="Consolas2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ing Components:</text:h>
      <text:p text:style-name="P3">* VIDEO 3: Testing para Models:</text:p>
      <text:p text:style-name="P3">-person.model.ts: Ver codigo</text:p>
      <text:p text:style-name="P4">* VIDEO 4: Creando un componente &amp; nativeElement:</text:p>
      <text:p text:style-name="P4">-person.component.spec.ts:</text:p>
      <text:p text:style-name="P4">+ fixture: es un ambientye para poder interactuar con ese componente, se utiliza para obtener la intancia de nuestro componente.</text:p>
      <text:p text:style-name="P4">+ .compileComponent: compila nuestro componente en nuestro modulo de pruebas.</text:p>
      <text:p text:style-name="P4">+ component = fixture.componentInstance: permite que a traves de component tengamos acceso a todos los elementos del componente</text:p>
      <text:p text:style-name="P4">** En los componentes debemos enfocar nuestras pruebas a el renderizado</text:p>
      <text:p text:style-name="Quotations">/* Test para verificar que la etiqueta &lt;p&gt; este renderizando el texto "Soy un parrafo"</text:p>
      <text:p text:style-name="Quotations"><text:s text:c="2"/><text:span text:style-name="T10">1.- obtenemos el elemento HTML.</text:span></text:p>
      <text:p text:style-name="Quotations"><text:s text:c="2"/><text:span text:style-name="T10">2.- de este elemento buscamos la etiqueta 'p'</text:span></text:p>
      <text:p text:style-name="Quotations"><text:s text:c="2"/><text:span text:style-name="T10">3.- verificamos que el contenido de esa etiqueta sea "Soy un parrafo" <text:s/>*/</text:span></text:p>
      <text:p text:style-name="Quotations"><text:s text:c="2"/><text:span text:style-name="T2">it</text:span><text:span text:style-name="T10">(</text:span><text:span text:style-name="T5">'should have &lt;p&gt; with "Soy un parrafo"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erson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8">const</text:span><text:span text:style-name="T10"> </text:span><text:span text:style-name="T12">p</text:span><text:span text:style-name="T10"> </text:span><text:span text:style-name="T13">=</text:span><text:span text:style-name="T10"> </text:span><text:span text:style-name="T12">personElement</text:span><text:span text:style-name="T10">.</text:span><text:span text:style-name="T2">querySelector</text:span><text:span text:style-name="T10">(</text:span><text:span text:style-name="T5">'p'</text:span><text:span text:style-name="T10">);</text:span><text:span text:style-name="T11">// (2)</text:span></text:p>
      <text:p text:style-name="Quotations"><text:s text:c="4"/><text:span text:style-name="T2">expect</text:span><text:span text:style-name="T10">(</text:span><text:span text:style-name="T12">p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 text:c="2"/><text:span text:style-name="T10">});</text:span></text:p>
      <text:p text:style-name="P4"/>
      <text:p text:style-name="P4">* VIDEO 5: DebugElement &amp; ByCss:</text:p>
      <text:p text:style-name="P4">- Angular puede correr en diferentes plataformas (Native Script, SSR. Etc.)</text:p>
      <text:p text:style-name="Text_20_body">- Test para cuando el render no se haga en un navegador.</text:p>
      <text:p text:style-name="Quotations">/* Usando Debug Element, para probar renderizado en otras plataformas que no sean navegadores</text:p>
      <text:p text:style-name="Quotations"><text:s text:c="2"/><text:span text:style-name="T10">4.- Obtenemos el elemento con debugElement <text:s/>*/</text:span></text:p>
      <text:p text:style-name="Quotations"><text:s text:c="2"/><text:span text:style-name="T2">it</text:span><text:span text:style-name="T10">(</text:span><text:span text:style-name="T5">'should have &lt;p&gt; with "Soy un parrafo" (Debug Element)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 </text:span><text:span text:style-name="T11">// (4)</text:span></text:p>
      <text:p text:style-name="Quotations"><text:s text:c="4"/><text:span text:style-name="T8">const</text:span><text:span text:style-name="T10"> </text:span><text:span text:style-name="T12">person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8">const</text:span><text:span text:style-name="T10"> </text:span><text:span text:style-name="T12">p</text:span><text:span text:style-name="T10"> </text:span><text:span text:style-name="T13">=</text:span><text:span text:style-name="T10"> </text:span><text:span text:style-name="T12">personElement</text:span><text:span text:style-name="T10">.</text:span><text:span text:style-name="T2">querySelector</text:span><text:span text:style-name="T10">(</text:span><text:span text:style-name="T5">'p'</text:span><text:span text:style-name="T10">);</text:span><text:span text:style-name="T11">// (2)</text:span></text:p>
      <text:p text:style-name="Quotations"><text:s text:c="4"/><text:span text:style-name="T2">expect</text:span><text:span text:style-name="T10">(</text:span><text:span text:style-name="T12">p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 text:c="2"/><text:span text:style-name="T10">});</text:span></text:p>
      <text:p text:style-name="Quotations"><text:s text:c="2"/><text:span text:style-name="T10">/* Haciendo aún más agnostico nuestro codigo</text:span></text:p>
      <text:p text:style-name="Quotations"><text:s text:c="2"/><text:span text:style-name="T10">5.- para indicar que será con css <text:s/>*/</text:span></text:p>
      <text:p text:style-name="Quotations"><text:s text:c="2"/><text:span text:style-name="T3">it</text:span><text:span text:style-name="T20">(</text:span><text:span text:style-name="T6">'should have &lt;p&gt; with "Soy un parrafo" (Debug Element, By)'</text:span><text:span text:style-name="T20">, () </text:span><text:span text:style-name="T9">=&gt;</text:span><text:span text:style-name="T20"> {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 </text:span><text:span text:style-name="T11">// (4)</text:span></text:p>
      <text:p text:style-name="Quotations"><text:s text:c="4"/><text:span text:style-name="T8">const</text:span><text:span text:style-name="T10"> </text:span><text:span text:style-name="T12">p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p'</text:span><text:span text:style-name="T10">)); </text:span><text:span text:style-name="T11">// (5)</text:span></text:p>
      <text:p text:style-name="Quotations"><text:s text:c="4"/><text:span text:style-name="T8">const</text:span><text:span text:style-name="T10"> </text:span><text:span text:style-name="T12">p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pDebug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2">expect</text:span><text:span text:style-name="T10">(</text:span><text:span text:style-name="T12">pElement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oft-page-break/><text:s text:c="2"/><text:span text:style-name="T10">});</text:span></text:p>
      <text:p text:style-name="Quotations"/>
      <text:p text:style-name="Text_20_body">** personDebug.query(By.css('p'), este <text:span text:style-name="T21">traería solo el primer elemento, queryAll, trae todos los elementos del componente que sean de esa etiqueta</text:span></text:p>
      <text:p text:style-name="P5">* VIDEO 6: Componentes con Inputs:</text:p>
      <text:p text:style-name="P5">- En ejecución Angular detecta los cambios automaticamente y de manera implicita, dentro de los testing no, esto debe hacerse de manera explicita.</text:p>
      <text:p text:style-name="Quotations">/* Test para @Input,</text:p>
      <text:p text:style-name="Quotations"><text:s text:c="2"/><text:span text:style-name="T10">1.- Se crea un objeto, que sera el sujeto de pruebas</text:span></text:p>
      <text:p text:style-name="Quotations"><text:s text:c="2"/><text:span text:style-name="T10">2.- Se detectan los cambios, en ejecución esto se hace de manera explicita, en test, no. Esto sobretodo para rendering */</text:span></text:p>
      <text:p text:style-name="Quotations"><text:s text:c="2"/><text:span text:style-name="T2">it</text:span><text:span text:style-name="T10">(</text:span><text:span text:style-name="T5">'should have &lt;h3&gt; with "Hola, {component.person.name}"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Adrian'</text:span><text:span text:style-name="T10">, </text:span><text:span text:style-name="T5">'Silva'</text:span><text:span text:style-name="T10">, </text:span><text:span text:style-name="T16">37</text:span><text:span text:style-name="T10">, </text:span><text:span text:style-name="T16">85</text:span><text:span text:style-name="T10">, </text:span><text:span text:style-name="T16">1.72</text:span><text:span text:style-name="T10">); </text:span><text:span text:style-name="T23">// (1)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`Hola, </text:span><text:span text:style-name="T8">${</text:span><text:span text:style-name="T17">component</text:span><text:span text:style-name="T13">.</text:span><text:span text:style-name="T17">person</text:span><text:span text:style-name="T13">.</text:span><text:span text:style-name="T17">name</text:span><text:span text:style-name="T8">}</text:span><text:span text:style-name="T5">`</text:span><text:span text:style-name="T10">;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</text:span></text:p>
      <text:p text:style-name="Quotations"><text:s text:c="4"/><text:span text:style-name="T8">const</text:span><text:span text:style-name="T10"> </text:span><text:span text:style-name="T12">h3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h3'</text:span><text:span text:style-name="T10">));</text:span></text:p>
      <text:p text:style-name="Quotations"><text:s text:c="4"/><text:span text:style-name="T8">const</text:span><text:span text:style-name="T10"> </text:span><text:span text:style-name="T12">h3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h3Debug</text:span><text:span text:style-name="T10">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7">fixture</text:span><text:span text:style-name="T10">.</text:span><text:span text:style-name="T2">detectChanges</text:span><text:span text:style-name="T10">(); </text:span><text:span text:style-name="T23">// (2)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h3Element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P6"/>
      <text:p text:style-name="P6">* VIDEO 7: Test para Click:</text:p>
      <text:p text:style-name="Quotations"><text:s/><text:span text:style-name="T22">/* BTN-IMC TEST ################################################# */</text:span></text:p>
      <text:p text:style-name="Quotations"><text:s text:c="2"/><text:span text:style-name="T2">it</text:span><text:span text:style-name="T10">(</text:span><text:span text:style-name="T5">'should display IMC text´s in button, when call function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'overweight 3'</text:span><text:span text:style-name="T10">;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4"/><text:span text:style-name="T8">const</text:span><text:span text:style-name="T10"> </text:span><text:span text:style-name="T12">button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/text:p>
      <text:p text:style-name="Quotations"><text:s text:c="6"/><text:span text:style-name="T15">By</text:span><text:span text:style-name="T10">.</text:span><text:span text:style-name="T2">css</text:span><text:span text:style-name="T10">(</text:span><text:span text:style-name="T5">'button.btn-imc'</text:span><text:span text:style-name="T10">)</text:span></text:p>
      <text:p text:style-name="Quotations"><text:s text:c="4"/><text:span text:style-name="T10">)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7">component</text:span><text:span text:style-name="T10">.</text:span><text:span text:style-name="T2">calcIMC</text:span><text:span text:style-name="T10">(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button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1.- Emulamos hacer click en el boton */</text:span></text:p>
      <text:p text:style-name="Quotations"><text:s text:c="2"/><text:span text:style-name="T2">it</text:span><text:span text:style-name="T10">(</text:span><text:span text:style-name="T5">'should display IMC text´s in button, when click it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'overweight 3'</text:span><text:span text:style-name="T10">;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4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button.btn-imc'</text:span><text:span text:style-name="T10">));</text:span></text:p>
      <text:p text:style-name="Quotations"><text:s text:c="4"/><text:span text:style-name="T8">const</text:span><text:span text:style-name="T10"> </text:span><text:span text:style-name="T12">buttonEle</text:span><text:span text:style-name="T10"> </text:span><text:span text:style-name="T13">=</text:span><text:span text:style-name="T10"> </text:span><text:span text:style-name="T12">buttonDeb</text:span><text:span text:style-name="T10">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oft-page-break/><text:s text:c="4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text:span text:style-name="T23">// (1)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buttonEle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P5"/>
      <text:p text:style-name="P7">* Video 8: Test para @Outputs</text:p>
      <text:p text:style-name="Quotations"><text:s/><text:span text:style-name="T2">describe</text:span><text:span text:style-name="T10">(</text:span><text:span text:style-name="T5">'btn-choose Test click() @Output'</text:span><text:span text:style-name="T10">, () </text:span><text:span text:style-name="T8">=&gt;</text:span><text:span text:style-name="T10"> {</text:span></text:p>
      <text:p text:style-name="Quotations"><text:s text:c="4"/><text:span text:style-name="T22">/* (1) El @Output se comporta como un Observable por lo que se puede testear como tal */</text:span></text:p>
      <text:p text:style-name="Quotations"><text:s text:c="4"/><text:span text:style-name="T2">it</text:span><text:span text:style-name="T10">(</text:span><text:span text:style-name="T5">'should raise selected event when click "Choose" button (@Output)'</text:span><text:span text:style-name="T10">, () </text:span><text:span text:style-name="T8">=&gt;</text:span><text:span text:style-name="T10"> {</text:span></text:p>
      <text:p text:style-name="Quotations"><text:s text:c="6"/><text:span text:style-name="T11">// Arrange</text:span></text:p>
      <text:p text:style-name="Quotations"><text:s text:c="6"/><text:span text:style-name="T8">const</text:span><text:span text:style-name="T10"> </text:span><text:span text:style-name="T12">expect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6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12">expectPerson</text:span><text:span text:style-name="T10">;</text:span></text:p>
      <text:p text:style-name="Quotations"><text:s text:c="6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button.btn-choose'</text:span><text:span text:style-name="T10">));</text:span></text:p>
      <text:p text:style-name="Quotations"><text:s text:c="6"/><text:span text:style-name="T8">let</text:span><text:span text:style-name="T10"> </text:span><text:span text:style-name="T17">selectedPerson</text:span><text:span text:style-name="T13">:</text:span><text:span text:style-name="T10"> </text:span><text:span text:style-name="T15">Person</text:span><text:span text:style-name="T10"> </text:span><text:span text:style-name="T13">|</text:span><text:span text:style-name="T10"> </text:span><text:span text:style-name="T15">undefined</text:span><text:span text:style-name="T10">;</text:span></text:p>
      <text:p text:style-name="Quotations"><text:s text:c="6"/><text:span text:style-name="T11">// Act</text:span></text:p>
      <text:p text:style-name="Quotations"><text:s text:c="6"/><text:span text:style-name="T17">component</text:span><text:span text:style-name="T10">.</text:span><text:span text:style-name="T15">onSelected</text:span><text:span text:style-name="T10">.</text:span><text:span text:style-name="T2">subscribe</text:span><text:span text:style-name="T10">((</text:span><text:span text:style-name="T17">person</text:span><text:span text:style-name="T10">) </text:span><text:span text:style-name="T8">=&gt;</text:span><text:span text:style-name="T10"> {</text:span><text:span text:style-name="T11">// (1)</text:span></text:p>
      <text:p text:style-name="Quotations"><text:s text:c="8"/><text:span text:style-name="T17">selectedPerson</text:span><text:span text:style-name="T10"> </text:span><text:span text:style-name="T13">=</text:span><text:span text:style-name="T10"> </text:span><text:span text:style-name="T17">person</text:span><text:span text:style-name="T10">;</text:span></text:p>
      <text:p text:style-name="Quotations"><text:s text:c="6"/><text:span text:style-name="T10">});</text:span></text:p>
      <text:p text:style-name="Quotations"><text:s text:c="6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/text:p>
      <text:p text:style-name="Quotations"><text:s text:c="6"/><text:span text:style-name="T17">fixture</text:span><text:span text:style-name="T10">.</text:span><text:span text:style-name="T2">detectChanges</text:span><text:span text:style-name="T10">();</text:span></text:p>
      <text:p text:style-name="Quotations"><text:s text:c="6"/><text:span text:style-name="T11">// Assert</text:span></text:p>
      <text:p text:style-name="Quotations"><text:s text:c="6"/><text:span text:style-name="T2">expect</text:span><text:span text:style-name="T10">(</text:span><text:span text:style-name="T17">selectedPerson</text:span><text:span text:style-name="T10">).</text:span><text:span text:style-name="T2">toEqual</text:span><text:span text:style-name="T10">(</text:span><text:span text:style-name="T12">expectPerson</text:span><text:span text:style-name="T10">);</text:span></text:p>
      <text:p text:style-name="Quotations"><text:s text:c="4"/><text:span text:style-name="T10">});</text:span></text:p>
      <text:p text:style-name="Quotations"><text:s text:c="2"/><text:span text:style-name="T10">});</text:span></text:p>
      <text:p text:style-name="P7"/>
      <text:p text:style-name="P8">* Video 9: Pruebas Aisladas para componentes:</text:p>
      <text:p text:style-name="P8">- es muy util para componentes que poseen varios input y outputs</text:p>
      <text:p text:style-name="P8">- sirve para prober ese componente chiquito y ver como responde hacia cualquier componente que hace render de él.</text:p>
      <text:p text:style-name="Quotations">/* TEST AISLADO COMPONENTE CREADO EN EJECUCIÓN ########################################################*/</text:p>
      <text:p text:style-name="Quotations"/>
      <text:p text:style-name="Quotations">@<text:span text:style-name="T14">Component</text:span>({</text:p>
      <text:p text:style-name="Quotations"><text:s text:c="2"/><text:span text:style-name="T17">template:</text:span><text:span text:style-name="T10"> </text:span><text:span text:style-name="T5">`</text:span><text:span text:style-name="T19">&lt;</text:span><text:span text:style-name="T8">app-person</text:span><text:span text:style-name="T10"> </text:span><text:span text:style-name="T17">[person]</text:span><text:span text:style-name="T10"> = </text:span><text:span text:style-name="T5">"personHost"</text:span><text:span text:style-name="T10"> </text:span><text:span text:style-name="T17">(onSelected)</text:span><text:span text:style-name="T10">=</text:span><text:span text:style-name="T5">"</text:span><text:span text:style-name="T2">onSelectedHost</text:span><text:span text:style-name="T10">(</text:span><text:span text:style-name="T17">$event</text:span><text:span text:style-name="T10">)</text:span><text:span text:style-name="T5">"</text:span><text:span text:style-name="T19">&gt;&lt;/</text:span><text:span text:style-name="T8">app-person</text:span><text:span text:style-name="T19">&gt;</text:span><text:span text:style-name="T5">`</text:span></text:p>
      <text:p text:style-name="Quotations">})</text:p>
      <text:p text:style-name="Quotations"><text:span text:style-name="T7">class</text:span> <text:span text:style-name="T14">HostComponent</text:span> {</text:p>
      <text:p text:style-name="Quotations"><text:s text:c="2"/><text:span text:style-name="T17">personHost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Adriel'</text:span><text:span text:style-name="T10">,</text:span><text:span text:style-name="T5">'Silva'</text:span><text:span text:style-name="T10">, </text:span><text:span text:style-name="T16">11</text:span><text:span text:style-name="T10">, </text:span><text:span text:style-name="T16">30</text:span><text:span text:style-name="T10">, </text:span><text:span text:style-name="T16">1.5</text:span><text:span text:style-name="T10">);</text:span></text:p>
      <text:p text:style-name="Quotations"><text:s text:c="2"/><text:span text:style-name="T17">selectedPerson</text:span><text:span text:style-name="T13">:</text:span><text:span text:style-name="T10"> </text:span><text:span text:style-name="T15">Person</text:span><text:span text:style-name="T10"> </text:span><text:span text:style-name="T13">|</text:span><text:span text:style-name="T10"> </text:span><text:span text:style-name="T15">undefined</text:span><text:span text:style-name="T10">;</text:span></text:p>
      <text:p text:style-name="Quotations"/>
      <text:p text:style-name="Quotations"><text:s text:c="2"/><text:span text:style-name="T2">onSelectedHost</text:span><text:span text:style-name="T10">(</text:span><text:span text:style-name="T17">person</text:span><text:span text:style-name="T13">:</text:span><text:span text:style-name="T10"> </text:span><text:span text:style-name="T15">Person</text:span><text:span text:style-name="T10">){</text:span></text:p>
      <text:p text:style-name="Quotations"><text:s text:c="4"/><text:span text:style-name="T8">this</text:span><text:span text:style-name="T10">.</text:span><text:span text:style-name="T17">selectedPerson</text:span><text:span text:style-name="T10"> </text:span><text:span text:style-name="T13">=</text:span><text:span text:style-name="T10"> </text:span><text:span text:style-name="T17">person</text:span><text:span text:style-name="T10">;</text:span></text:p>
      <text:p text:style-name="Quotations"><text:s text:c="2"/><text:span text:style-name="T10">}</text:span></text:p>
      <text:p text:style-name="Quotations">}</text:p>
      <text:p text:style-name="Quotations"/>
      <text:p text:style-name="Quotations"><text:span text:style-name="T1">fdescribe</text:span>(<text:span text:style-name="T4">'PersonComponent from HostComponent Test´s'</text:span>, () <text:span text:style-name="T7">=&gt;</text:span> {</text:p>
      <text:p text:style-name="Quotations"><text:soft-page-break/><text:s text:c="2"/><text:span text:style-name="T8">let</text:span><text:span text:style-name="T10"> </text:span><text:span text:style-name="T17">component</text:span><text:span text:style-name="T13">:</text:span><text:span text:style-name="T10"> </text:span><text:span text:style-name="T15">HostComponent</text:span><text:span text:style-name="T10">;</text:span></text:p>
      <text:p text:style-name="Quotations"><text:s text:c="2"/><text:span text:style-name="T8">let</text:span><text:span text:style-name="T10"> </text:span><text:span text:style-name="T17">fixture</text:span><text:span text:style-name="T13">:</text:span><text:span text:style-name="T10"> </text:span><text:span text:style-name="T15">ComponentFixture</text:span><text:span text:style-name="T10">&lt;</text:span><text:span text:style-name="T15">HostComponent</text:span><text:span text:style-name="T10">&gt;;</text:span></text:p>
      <text:p text:style-name="Quotations"/>
      <text:p text:style-name="Quotations"><text:s text:c="2"/><text:span text:style-name="T2">beforeEach</text:span><text:span text:style-name="T10">(</text:span><text:span text:style-name="T8">async</text:span><text:span text:style-name="T10"> () </text:span><text:span text:style-name="T8">=&gt;</text:span><text:span text:style-name="T10"> {</text:span></text:p>
      <text:p text:style-name="Quotations"><text:s text:c="4"/><text:span text:style-name="T18">await</text:span><text:span text:style-name="T10"> </text:span><text:span text:style-name="T15">TestBed</text:span><text:span text:style-name="T10">.</text:span><text:span text:style-name="T2">configureTestingModule</text:span><text:span text:style-name="T10">({</text:span></text:p>
      <text:p text:style-name="Quotations"><text:s text:c="6"/><text:span text:style-name="T17">declarations:</text:span><text:span text:style-name="T10"> [</text:span><text:span text:style-name="T15">HostComponent</text:span><text:span text:style-name="T10">, </text:span><text:span text:style-name="T15">PersonComponent</text:span><text:span text:style-name="T10">],</text:span></text:p>
      <text:p text:style-name="Quotations"><text:s text:c="4"/><text:span text:style-name="T10">}).</text:span><text:span text:style-name="T2">compileComponent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beforeEach</text:span><text:span text:style-name="T10">(() </text:span><text:span text:style-name="T8">=&gt;</text:span><text:span text:style-name="T10"> {</text:span></text:p>
      <text:p text:style-name="Quotations"><text:s text:c="4"/><text:span text:style-name="T17">fixture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createComponent</text:span><text:span text:style-name="T10">(</text:span><text:span text:style-name="T15">HostComponent</text:span><text:span text:style-name="T10">);</text:span></text:p>
      <text:p text:style-name="Quotations"><text:s text:c="4"/><text:span text:style-name="T17">compon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componentInstance</text:span><text:span text:style-name="T10">;</text:span></text:p>
      <text:p text:style-name="Quotations"><text:s text:c="4"/><text:span text:style-name="T17">component</text:span><text:span text:style-name="T10">.</text:span><text:span text:style-name="T17">personHost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Ninguno'</text:span><text:span text:style-name="T10">, </text:span><text:span text:style-name="T5">'Nada'</text:span><text:span text:style-name="T10">, </text:span><text:span text:style-name="T16">37</text:span><text:span text:style-name="T10">, </text:span><text:span text:style-name="T16">85</text:span><text:span text:style-name="T10">, </text:span><text:span text:style-name="T16">1.72</text:span><text:span text:style-name="T10">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create'</text:span><text:span text:style-name="T10">, () </text:span><text:span text:style-name="T8">=&gt;</text:span><text:span text:style-name="T10"> {</text:span></text:p>
      <text:p text:style-name="Quotations"><text:s text:c="4"/><text:span text:style-name="T2">expect</text:span><text:span text:style-name="T10">(</text:span><text:span text:style-name="T17">component</text:span><text:span text:style-name="T10">).</text:span><text:span text:style-name="T2">toBeTruthy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Deberia mostrar el nombre de la persona que que se le esta enviando, comparandolo</text:span></text:p>
      <text:p text:style-name="Quotations"><text:s text:c="2"/><text:span text:style-name="T22">con el que se muestra en el h3 de app-person</text:span></text:p>
      <text:p text:style-name="P2"><text:s text:c="2"/>(1) Obtenemos lo que contiene el h3 de app-person */</text:p>
      <text:p text:style-name="Quotations"><text:s text:c="2"/><text:span text:style-name="T2">it</text:span><text:span text:style-name="T10">(</text:span><text:span text:style-name="T5">'should display person name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expectedName</text:span><text:span text:style-name="T10"> </text:span><text:span text:style-name="T13">=</text:span><text:span text:style-name="T10"> </text:span><text:span text:style-name="T17">component</text:span><text:span text:style-name="T10">.</text:span><text:span text:style-name="T17">personHost</text:span><text:span text:style-name="T10">.</text:span><text:span text:style-name="T17">name</text:span><text:span text:style-name="T10">;</text:span></text:p>
      <text:p text:style-name="Quotations"><text:s text:c="4"/><text:span text:style-name="T8">const</text:span><text:span text:style-name="T10"> </text:span><text:span text:style-name="T12">h3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app-person h3'</text:span><text:span text:style-name="T10">));</text:span><text:span text:style-name="T11">//(1)</text:span></text:p>
      <text:p text:style-name="Quotations"><text:s text:c="4"/><text:span text:style-name="T8">const</text:span><text:span text:style-name="T10"> </text:span><text:span text:style-name="T12">h3Ele</text:span><text:span text:style-name="T10"> </text:span><text:span text:style-name="T13">=</text:span><text:span text:style-name="T10"> </text:span><text:span text:style-name="T12">h3Deb</text:span><text:span text:style-name="T10">.</text:span><text:span text:style-name="T17">nativeElement</text:span><text:span text:style-name="T10">;</text:span></text:p>
      <text:p text:style-name="Quotations"><text:s text:c="4"/><text:span text:style-name="T11">// Act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h3Ele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edName</text:span><text:span text:style-name="T10">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Deberia igualar al selectedPerson con personHost, al hacer click en el boton que tiene app-person,</text:span></text:p>
      <text:p text:style-name="Quotations"><text:s text:c="2"/><text:span text:style-name="T22">ya que este tienen un evento click que hace esto</text:span></text:p>
      <text:p text:style-name="P2"><text:s text:c="2"/>(1) Hacemos click al .btn-choose de app-person */</text:p>
      <text:p text:style-name="Quotations"><text:s text:c="2"/><text:span text:style-name="T2">it</text:span><text:span text:style-name="T10">(</text:span><text:span text:style-name="T5">'should raise selected event when clicked btn-choose of app-person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app-person .btn-choose'</text:span><text:span text:style-name="T10">));</text:span><text:span text:style-name="T11">//(1)</text:span></text:p>
      <text:p text:style-name="Quotations"><text:s text:c="4"/><text:span text:style-name="T11">// Act</text:span></text:p>
      <text:p text:style-name="Quotations"><text:s text:c="4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7">component</text:span><text:span text:style-name="T10">.</text:span><text:span text:style-name="T17">selectedPerson</text:span><text:span text:style-name="T10">).</text:span><text:span text:style-name="T2">toEqual</text:span><text:span text:style-name="T10">(</text:span><text:span text:style-name="T17">component</text:span><text:span text:style-name="T10">.</text:span><text:span text:style-name="T17">personHost</text:span><text:span text:style-name="T10">);</text:span></text:p>
      <text:p text:style-name="Quotations"><text:s text:c="2"/><text:span text:style-name="T10">});</text:span></text:p>
      <text:p text:style-name="Quotations">});</text:p>
      <text:p text:style-name="P8"/>
      <text:p text:style-name="P9"/>
      <text:p text:style-name="P10"><text:soft-page-break/>VIDEO 13: Componentes con Dependencias:</text:p>
      <text:p text:style-name="P10">- Recordar que los servicios ya tienen sus propias pruebas.</text:p>
      <text:p text:style-name="P10">- realmente no deberiamos hacer tada la emulacion del service. Cuando hagamos la inyección del servicio haremos un mockind del service.</text:p>
      <text:p text:style-name="P10">** en el .detectChanges(), ya se ejecuta el ngOnInit</text:p>
      <text:p text:style-name="Quotations">/* Para estos test estaremos utilizando un Espia de productService:</text:p>
      <text:p text:style-name="Quotations">(1) Tipamos un SpyObj con los elementos de ValueService.</text:p>
      <text:p text:style-name="Quotations">(2) Creamos el spy: Espiamos el método getAll() del productService.</text:p>
      <text:p text:style-name="Quotations">(3) le indicamos que dentro en vez de utilizar la instancia de ProductService,</text:p>
      <text:p text:style-name="Quotations"><text:s text:c="4"/><text:span text:style-name="T10">utilice el spyGetAll.</text:span></text:p>
      <text:p text:style-name="Quotations">(4) Obtenemos la inyección de dependencias,( emulamos lo que se hace en el constructor)</text:p>
      <text:p text:style-name="Quotations">(5) Generamos el mock de productos</text:p>
      <text:p text:style-name="Quotations">(6) Emulamos la ejecución de getAll() y retornamos el mock como un Observable */</text:p>
      <text:p text:style-name="Quotations"><text:span text:style-name="T1">fdescribe</text:span>(<text:span text:style-name="T4">'ProductComponent'</text:span>, () <text:span text:style-name="T7">=&gt;</text:span> {</text:p>
      <text:p text:style-name="Quotations"><text:s text:c="2"/><text:span text:style-name="T8">let</text:span><text:span text:style-name="T10"> </text:span><text:span text:style-name="T17">component</text:span><text:span text:style-name="T13">:</text:span><text:span text:style-name="T10"> </text:span><text:span text:style-name="T15">ProductsComponent</text:span><text:span text:style-name="T10">;</text:span></text:p>
      <text:p text:style-name="Quotations"><text:s text:c="2"/><text:span text:style-name="T8">let</text:span><text:span text:style-name="T10"> </text:span><text:span text:style-name="T17">fixture</text:span><text:span text:style-name="T13">:</text:span><text:span text:style-name="T10"> </text:span><text:span text:style-name="T15">ComponentFixture</text:span><text:span text:style-name="T10">&lt;</text:span><text:span text:style-name="T15">ProductsComponent</text:span><text:span text:style-name="T10">&gt;;</text:span></text:p>
      <text:p text:style-name="Quotations"><text:s text:c="2"/><text:span text:style-name="T8">let</text:span><text:span text:style-name="T10"> </text:span><text:span text:style-name="T17">productServiceSpy</text:span><text:span text:style-name="T13">:</text:span><text:span text:style-name="T10"> </text:span><text:span text:style-name="T15">jasmine</text:span><text:span text:style-name="T10">.</text:span><text:span text:style-name="T15">SpyObj</text:span><text:span text:style-name="T10">&lt;</text:span><text:span text:style-name="T15">ProductService</text:span><text:span text:style-name="T10">&gt;; </text:span><text:span text:style-name="T11">//(1)</text:span></text:p>
      <text:p text:style-name="Quotations"/>
      <text:p text:style-name="Quotations"><text:s text:c="2"/><text:span text:style-name="T2">beforeEach</text:span><text:span text:style-name="T10">(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spyGetAll</text:span><text:span text:style-name="T10"> </text:span><text:span text:style-name="T13">=</text:span><text:span text:style-name="T10"> </text:span><text:span text:style-name="T15">jasmine</text:span><text:span text:style-name="T10">.</text:span><text:span text:style-name="T2">createSpyObj</text:span><text:span text:style-name="T10">(</text:span><text:span text:style-name="T5">'ProductService'</text:span><text:span text:style-name="T10">, [</text:span><text:span text:style-name="T5">'getAll'</text:span><text:span text:style-name="T10">]);</text:span><text:span text:style-name="T11">// (2)</text:span></text:p>
      <text:p text:style-name="Quotations"/>
      <text:p text:style-name="Quotations"><text:s text:c="4"/><text:span text:style-name="T15">TestBed</text:span><text:span text:style-name="T10">.</text:span><text:span text:style-name="T2">configureTestingModule</text:span><text:span text:style-name="T10">({</text:span></text:p>
      <text:p text:style-name="Quotations"><text:s text:c="6"/><text:span text:style-name="T17">declarations:</text:span><text:span text:style-name="T10"> [</text:span><text:span text:style-name="T15">ProductsComponent</text:span><text:span text:style-name="T10">, </text:span><text:span text:style-name="T15">ProductComponent</text:span><text:span text:style-name="T10">],</text:span></text:p>
      <text:p text:style-name="Quotations"><text:s text:c="6"/><text:span text:style-name="T17">providers:</text:span><text:span text:style-name="T10"> [</text:span></text:p>
      <text:p text:style-name="Quotations"><text:s text:c="8"/><text:span text:style-name="T11">//</text:span></text:p>
      <text:p text:style-name="Quotations"><text:s text:c="8"/><text:span text:style-name="T10">{ </text:span><text:span text:style-name="T15">provide</text:span><text:span text:style-name="T17">:</text:span><text:span text:style-name="T10"> </text:span><text:span text:style-name="T15">ProductService</text:span><text:span text:style-name="T10">, </text:span><text:span text:style-name="T17">useValue:</text:span><text:span text:style-name="T10"> </text:span><text:span text:style-name="T12">spyGetAll</text:span><text:span text:style-name="T10"> } </text:span><text:span text:style-name="T11">// (3)</text:span></text:p>
      <text:p text:style-name="Quotations"><text:s text:c="6"/><text:span text:style-name="T10">],</text:span></text:p>
      <text:p text:style-name="Quotations"><text:s text:c="4"/><text:span text:style-name="T10">});</text:span></text:p>
      <text:p text:style-name="Quotations"><text:s text:c="4"/><text:span text:style-name="T17">fixture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createComponent</text:span><text:span text:style-name="T10">(</text:span><text:span text:style-name="T15">ProductsComponent</text:span><text:span text:style-name="T10">);</text:span></text:p>
      <text:p text:style-name="Quotations"><text:s text:c="4"/><text:span text:style-name="T17">compon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componentInstance</text:span><text:span text:style-name="T10">;</text:span></text:p>
      <text:p text:style-name="Quotations"><text:s text:c="4"/><text:span text:style-name="T17">productServiceSpy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inject</text:span><text:span text:style-name="T10">(</text:span><text:span text:style-name="T15">ProductService</text:span><text:span text:style-name="T10">) </text:span><text:span text:style-name="T18">as</text:span><text:span text:style-name="T10"> </text:span><text:span text:style-name="T15">jasmine</text:span><text:span text:style-name="T10">.</text:span><text:span text:style-name="T15">SpyObj</text:span><text:span text:style-name="T10">&lt;</text:span><text:span text:style-name="T15">ProductService</text:span><text:span text:style-name="T10">&gt;;</text:span><text:span text:style-name="T11">// (4)</text:span></text:p>
      <text:p text:style-name="Quotations"><text:s text:c="4"/><text:span text:style-name="T8">const</text:span><text:span text:style-name="T10"> </text:span><text:span text:style-name="T12">productsMock</text:span><text:span text:style-name="T10"> </text:span><text:span text:style-name="T13">=</text:span><text:span text:style-name="T10"> </text:span><text:span text:style-name="T2">generateManyProducts</text:span><text:span text:style-name="T10">(</text:span><text:span text:style-name="T16">3</text:span><text:span text:style-name="T10">);</text:span><text:span text:style-name="T11">// (5)</text:span></text:p>
      <text:p text:style-name="Quotations"><text:s text:c="4"/><text:span text:style-name="T17">productServiceSpy</text:span><text:span text:style-name="T10">.</text:span><text:span text:style-name="T2">getAll</text:span><text:span text:style-name="T10">.</text:span><text:span text:style-name="T17">and</text:span><text:span text:style-name="T10">.</text:span><text:span text:style-name="T2">returnValue</text:span><text:span text:style-name="T10">(</text:span><text:span text:style-name="T2">of</text:span><text:span text:style-name="T10">(</text:span><text:span text:style-name="T12">productsMock</text:span><text:span text:style-name="T10">));</text:span><text:span text:style-name="T11">// (6)</text:span></text:p>
      <text:p text:style-name="Quotations"/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create'</text:span><text:span text:style-name="T10">, () </text:span><text:span text:style-name="T8">=&gt;</text:span><text:span text:style-name="T10"> {</text:span></text:p>
      <text:p text:style-name="Quotations"><text:s text:c="4"/><text:span text:style-name="T2">expect</text:span><text:span text:style-name="T10">(</text:span><text:span text:style-name="T17">component</text:span><text:span text:style-name="T10">).</text:span><text:span text:style-name="T2">toBeTruthy</text:span><text:span text:style-name="T10">();</text:span></text:p>
      <text:p text:style-name="Quotations"><text:s text:c="4"/><text:span text:style-name="T2">expect</text:span><text:span text:style-name="T10">(</text:span><text:span text:style-name="T17">productServiceSpy</text:span><text:span text:style-name="T10">.</text:span><text:span text:style-name="T2">getAll</text:span><text:span text:style-name="T10">).</text:span><text:span text:style-name="T2">toHaveBeenCalled</text:span><text:span text:style-name="T10">();</text:span></text:p>
      <text:p text:style-name="Quotations"><text:s text:c="2"/><text:span text:style-name="T10">});</text:span></text:p>
      <text:p text:style-name="Quotations">});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justify" style:justify-single-word="false">
        <style:tab-stops/>
      </style:paragraph-properties>
      <style:text-properties officeooo:rsid="00ab140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19T16:59:11.913000000</dc:date>
    <meta:editing-duration>P6DT2H16M59S</meta:editing-duration>
    <meta:editing-cycles>170</meta:editing-cycles>
    <meta:generator>LibreOffice/7.5.3.2$Windows_X86_64 LibreOffice_project/9f56dff12ba03b9acd7730a5a481eea045e468f3</meta:generator>
    <meta:document-statistic meta:table-count="0" meta:image-count="0" meta:object-count="0" meta:page-count="5" meta:paragraph-count="196" meta:word-count="1061" meta:character-count="8954" meta:non-whitespace-character-count="7538"/>
  </office:meta>
</office:document-meta>
</file>